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2024-12-18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2024-03-18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2022-12-06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2021-12-15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2020-12-11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2019-12-11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2018-12-10 2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2017-12-11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2016-12-09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201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200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200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200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200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2005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200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200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200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199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199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199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199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199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199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199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199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198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198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1986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198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198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198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197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197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1976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